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e autre solution consiste à utiliser une valeur de départ fixe pour le générateur de nombres aléatoires.</text:p>
      <text:p text:style-name="Standard"/>
      <text:p text:style-name="Standard">Les nombres aléatoires sont générés à l'aide d'un générateur de nombres pseudo-aléatoires. Un générateur de nombres aléatoires est une fonction mathématique qui générera une longue séquence de nombres suffisamment aléatoires pour une utilisation générale, telle que dans les algorithmes d'apprentissage automatique.</text:p>
      <text:p text:style-name="Standard"/>
      <text:p text:style-name="Standard">Les générateurs de nombres aléatoires nécessitent un germe pour lancer le processus, et il est courant d'utiliser l'heure actuelle, en millisecondes, par défaut dans la plupart des implémentations. Cela permet de s'assurer que différentes séquences de nombres aléatoires sont générées chaque fois que le code est exécuté, par défaut.</text:p>
      <text:p text:style-name="Standard"/>
      <text:p text:style-name="Standard">Cette valeur de départ peut également être spécifiée avec un nombre spécifique, tel que «1», afin de garantir que la même séquence de nombres aléatoires est générée à chaque exécution du code.</text:p>
      <text:p text:style-name="Standard"/>
      <text:p text:style-name="Standard">La valeur de départ spécifique n'a pas d'importance tant qu'elle reste identique pour chaque exécution de votre code.</text:p>
      <text:p text:style-name="Standard"/>
      <text:p text:style-name="Standard">La manière spécifique de définir le générateur de nombres aléatoires varie en fonction du backend. Nous allons voir comment procéder de la sorte dans Theano et Tensor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0:02:31.059000000</meta:creation-date>
    <dc:date>2019-12-02T16:25:35.088000000</dc:date>
    <meta:editing-duration>P5DT6H12M54S</meta:editing-duration>
    <meta:editing-cycles>1</meta:editing-cycles>
    <meta:document-statistic meta:table-count="0" meta:image-count="0" meta:object-count="0" meta:page-count="1" meta:paragraph-count="6" meta:word-count="184" meta:character-count="1234" meta:non-whitespace-character-count="1056"/>
    <meta:generator>LibreOffice/6.1.6.3$Windows_X86_64 LibreOffice_project/5896ab1714085361c45cf540f76f60673dd96a72</meta:generator>
  </office:meta>
</office:document-meta>
</file>